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10e003" officeooo:paragraph-rsid="0010e00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10e823" officeooo:paragraph-rsid="0010e823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weight="bold" officeooo:rsid="0010e003" officeooo:paragraph-rsid="0010e003" style:font-weight-asian="bold" style:font-weight-complex="bold"/>
    </style:style>
    <style:style style:name="P4" style:family="paragraph" style:parent-style-name="Standard">
      <style:text-properties fo:font-weight="normal" officeooo:rsid="0010e823" officeooo:paragraph-rsid="0010e82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Script can make use of a very usefule tool <text:span text:style-name="T1">Regular Expressions</text:span> https://en.wikipedia.org/wiki/Regular_expression</text:p>
      <text:p text:style-name="P3">Syntax</text:p>
      <text:p text:style-name="P1">/pattern/modifier(s);</text:p>
      <text:p text:style-name="P1"/>
      <text:p text:style-name="P2">\/w3schools/ A regular Express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9T15:01:39.120000000</meta:creation-date>
    <meta:generator>LibreOffice/7.1.2.2$Windows_X86_64 LibreOffice_project/8a45595d069ef5570103caea1b71cc9d82b2aae4</meta:generator>
    <dc:date>2022-08-01T16:18:33.856000000</dc:date>
    <meta:editing-duration>PT18M37S</meta:editing-duration>
    <meta:editing-cycles>3</meta:editing-cycles>
    <meta:document-statistic meta:table-count="0" meta:image-count="0" meta:object-count="0" meta:page-count="1" meta:paragraph-count="4" meta:word-count="18" meta:character-count="175" meta:non-whitespace-character-count="161"/>
  </office:meta>
</office:document-meta>
</file>